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style:font-name="Times" fo:font-size="12pt" fo:font-style="italic" style:font-style-asian="italic" style:font-style-complex="italic"/>
    </style:style>
    <style:style style:name="P5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center"/>
      <style:text-properties style:font-name="Times New Roman" fo:font-size="12pt" fo:font-style="italic" style:font-style-asian="italic" style:font-style-complex="italic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name="Times" fo:font-size="12pt" fo:font-weight="bold" style:font-weight-asian="bold" style:font-weight-complex="bold"/>
    </style:style>
    <style:style style:name="T2" style:family="text">
      <style:text-properties style:font-name="Times" fo:font-size="12pt" fo:font-style="italic" style:font-style-asian="italic" style:font-style-complex="italic"/>
    </style:style>
    <style:style style:name="T3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size="12pt" fo:font-style="italic" style:font-style-asian="italic" style:font-style-complex="italic"/>
    </style:style>
    <style:style style:name="T5" style:family="text">
      <style:text-properties style:text-position="sub 58%" style:font-name="Times" fo:font-size="12pt" fo:font-style="italic" style:font-size-asian="18pt" style:font-style-asian="italic" style:font-size-complex="18pt" style:font-style-complex="italic"/>
    </style:style>
    <style:style style:name="T6" style:family="text">
      <style:text-properties style:text-position="sub 58%" style:font-name="Times New Roman" fo:font-size="12pt" fo:font-style="italic" style:font-style-asian="italic" style:font-style-complex="italic"/>
    </style:style>
    <style:style style:name="T7" style:family="text">
      <style:text-properties style:text-position="sub 58%" style:font-name="Times" fo:font-size="12pt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2" draw:layer="layout" svg:width="4.141cm" svg:height="0.675cm" svg:x="3.159cm" svg:y="21.325cm">
            <draw:text-box>
              <text:p text:style-name="P1"><text:span text:style-name="T1">Fig. 10</text:span></text:p>
            </draw:text-box>
          </draw:frame>
          <draw:line draw:style-name="gr2" draw:text-style-name="P3" draw:layer="layout" svg:x1="5.5cm" svg:y1="12.325cm" svg:x2="6.3cm" svg:y2="14.025cm">
            <text:p/>
          </draw:line>
          <draw:custom-shape draw:style-name="gr3" draw:text-style-name="P4" draw:layer="layout" svg:width="1.384cm" svg:height="1.142cm" svg:x="4.279cm" svg:y="11.215cm">
            <text:p text:style-name="P1"><text:span text:style-name="T2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4.6cm" svg:y1="12.425cm" svg:x2="3.8cm" svg:y2="16.125cm">
            <text:p/>
          </draw:line>
          <draw:custom-shape draw:style-name="gr3" draw:text-style-name="P5" draw:layer="layout" svg:width="1.384cm" svg:height="1.142cm" svg:x="1.4cm" svg:y="19.783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7.8cm" svg:y="19.825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3.116cm" svg:y="16.125cm">
            <text:p text:style-name="P1"><text:span text:style-name="T4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4cm" svg:y1="17.125cm" svg:x2="7.8cm" svg:y2="20.025cm">
            <text:p/>
          </draw:line>
          <draw:line draw:style-name="gr4" draw:text-style-name="P3" draw:layer="layout" svg:x1="3.316cm" svg:y1="17.167cm" svg:x2="2.3cm" svg:y2="19.825cm">
            <text:p/>
          </draw:line>
          <draw:custom-shape draw:style-name="gr3" draw:text-style-name="P4" draw:layer="layout" svg:width="1.384cm" svg:height="1.142cm" svg:x="5.8cm" svg:y="13.983cm">
            <text:p text:style-name="P1"><text:span text:style-name="T2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7cm" svg:y1="15.125cm" svg:x2="8.4cm" svg:y2="19.725cm">
            <text:p/>
          </draw:line>
          <draw:line draw:style-name="gr4" draw:text-style-name="P3" draw:layer="layout" svg:x1="5.8cm" svg:y1="14.725cm" svg:x2="4.3cm" svg:y2="16.225cm">
            <text:p/>
          </draw:line>
        </draw:g>
        <draw:g>
          <draw:frame draw:style-name="gr1" draw:text-style-name="P2" draw:layer="layout" svg:width="4.141cm" svg:height="0.675cm" svg:x="12.759cm" svg:y="21.21cm">
            <draw:text-box>
              <text:p text:style-name="P1"><text:span text:style-name="T1">Fig. 10</text:span></text:p>
            </draw:text-box>
          </draw:frame>
          <draw:line draw:style-name="gr2" draw:text-style-name="P3" draw:layer="layout" svg:x1="15.1cm" svg:y1="12.21cm" svg:x2="15.9cm" svg:y2="13.91cm">
            <text:p/>
          </draw:line>
          <draw:custom-shape draw:style-name="gr3" draw:text-style-name="P4" draw:layer="layout" svg:width="1.384cm" svg:height="1.142cm" svg:x="13.879cm" svg:y="11.1cm">
            <text:p text:style-name="P1"><text:span text:style-name="T2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4.2cm" svg:y1="12.31cm" svg:x2="13.9cm" svg:y2="13.9cm">
            <text:p/>
          </draw:line>
          <draw:custom-shape draw:style-name="gr3" draw:text-style-name="P5" draw:layer="layout" svg:width="1.384cm" svg:height="1.142cm" svg:x="11cm" svg:y="19.668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17.4cm" svg:y="19.71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13.016cm" svg:y="13.868cm">
            <text:p text:style-name="P1"><text:span text:style-name="T4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4.2cm" svg:y1="14.9cm" svg:x2="17.4cm" svg:y2="19.91cm">
            <text:p/>
          </draw:line>
          <draw:line draw:style-name="gr4" draw:text-style-name="P3" draw:layer="layout" svg:x1="15.616cm" svg:y1="14.842cm" svg:x2="14cm" svg:y2="17.4cm">
            <text:p/>
          </draw:line>
          <draw:custom-shape draw:style-name="gr3" draw:text-style-name="P4" draw:layer="layout" svg:width="1.384cm" svg:height="1.142cm" svg:x="15.4cm" svg:y="13.868cm">
            <text:p text:style-name="P1"><text:span text:style-name="T2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6.3cm" svg:y1="15.01cm" svg:x2="18cm" svg:y2="19.61cm">
            <text:p/>
          </draw:line>
          <draw:line draw:style-name="gr4" draw:text-style-name="P3" draw:layer="layout" svg:x1="13.5cm" svg:y1="15cm" svg:x2="11.9cm" svg:y2="19.6cm">
            <text:p/>
          </draw:line>
          <draw:custom-shape draw:style-name="gr5" draw:text-style-name="P6" draw:layer="layout" svg:width="1.384cm" svg:height="1.142cm" svg:x="13.1cm" svg:y="17.4cm">
            <text:p text:style-name="P1"><text:span text:style-name="T4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4.3cm" svg:y1="18.4cm" svg:x2="17.3cm" svg:y2="20.2cm">
            <text:p/>
          </draw:line>
          <draw:line draw:style-name="gr4" draw:text-style-name="P3" draw:layer="layout" svg:x1="13.3cm" svg:y1="18.5cm" svg:x2="12.2cm" svg:y2="19.8cm">
            <text:p/>
          </draw:line>
        </draw:g>
        <draw:g>
          <draw:frame draw:style-name="gr1" draw:text-style-name="P2" draw:layer="layout" svg:width="4.141cm" svg:height="0.675cm" svg:x="3.159cm" svg:y="21.326cm">
            <draw:text-box>
              <text:p text:style-name="P1"><text:span text:style-name="T1">Fig. 10</text:span></text:p>
            </draw:text-box>
          </draw:frame>
          <draw:line draw:style-name="gr2" draw:text-style-name="P3" draw:layer="layout" svg:x1="5.5cm" svg:y1="12.326cm" svg:x2="6.3cm" svg:y2="14.026cm">
            <text:p/>
          </draw:line>
          <draw:custom-shape draw:style-name="gr3" draw:text-style-name="P4" draw:layer="layout" svg:width="1.384cm" svg:height="1.142cm" svg:x="4.279cm" svg:y="11.216cm">
            <text:p text:style-name="P1"><text:span text:style-name="T2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4.6cm" svg:y1="12.426cm" svg:x2="3.8cm" svg:y2="16.126cm">
            <text:p/>
          </draw:line>
          <draw:custom-shape draw:style-name="gr3" draw:text-style-name="P5" draw:layer="layout" svg:width="1.384cm" svg:height="1.142cm" svg:x="1.4cm" svg:y="19.784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7.8cm" svg:y="19.826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3.116cm" svg:y="16.126cm">
            <text:p text:style-name="P1"><text:span text:style-name="T4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4cm" svg:y1="17.126cm" svg:x2="7.8cm" svg:y2="20.026cm">
            <text:p/>
          </draw:line>
          <draw:line draw:style-name="gr4" draw:text-style-name="P3" draw:layer="layout" svg:x1="3.316cm" svg:y1="17.168cm" svg:x2="2.3cm" svg:y2="19.826cm">
            <text:p/>
          </draw:line>
          <draw:custom-shape draw:style-name="gr3" draw:text-style-name="P4" draw:layer="layout" svg:width="1.384cm" svg:height="1.142cm" svg:x="5.8cm" svg:y="13.984cm">
            <text:p text:style-name="P1"><text:span text:style-name="T2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7cm" svg:y1="15.126cm" svg:x2="8.4cm" svg:y2="19.726cm">
            <text:p/>
          </draw:line>
          <draw:line draw:style-name="gr4" draw:text-style-name="P3" draw:layer="layout" svg:x1="5.8cm" svg:y1="14.726cm" svg:x2="4.3cm" svg:y2="16.226cm">
            <text:p/>
          </draw:line>
        </draw:g>
      </draw:page>
      <draw:page draw:name="page2" draw:style-name="dp1" draw:master-page-name="Predeterminado">
        <draw:g>
          <draw:frame draw:style-name="gr1" draw:text-style-name="P2" draw:layer="layout" svg:width="4.141cm" svg:height="0.675cm" svg:x="2.659cm" svg:y="21.125cm">
            <draw:text-box>
              <text:p text:style-name="P1"><text:span text:style-name="T1">Fig. 10</text:span></text:p>
            </draw:text-box>
          </draw:frame>
          <draw:line draw:style-name="gr2" draw:text-style-name="P3" draw:layer="layout" svg:x1="4.4cm" svg:y1="12.1cm" svg:x2="5.5cm" svg:y2="13.2cm">
            <text:p/>
          </draw:line>
          <draw:custom-shape draw:style-name="gr3" draw:text-style-name="P4" draw:layer="layout" svg:width="1.384cm" svg:height="1.142cm" svg:x="3.2cm" svg:y="11.1cm">
            <text:p text:style-name="P1"><text:span text:style-name="T2">x</text:span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2cm" svg:y1="12cm" svg:x2="2.4cm" svg:y2="13.1cm">
            <text:p/>
          </draw:line>
          <draw:custom-shape draw:style-name="gr3" draw:text-style-name="P5" draw:layer="layout" svg:width="1.384cm" svg:height="1.142cm" svg:x="1cm" svg:y="20.916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7.4cm" svg:y="20.958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4.016cm" svg:y="15.058cm">
            <text:p text:style-name="P1"><text:span text:style-name="T4">x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2cm" svg:y1="14.3cm" svg:x2="4.8cm" svg:y2="15.1cm">
            <text:p/>
          </draw:line>
          <draw:custom-shape draw:style-name="gr3" draw:text-style-name="P4" draw:layer="layout" svg:width="1.384cm" svg:height="1.142cm" svg:x="4.916cm" svg:y="13.2cm">
            <text:p text:style-name="P1"><text:span text:style-name="T2">x</text:span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7cm" svg:y1="16.2cm" svg:x2="8cm" svg:y2="20.8cm">
            <text:p/>
          </draw:line>
          <draw:custom-shape draw:style-name="gr3" draw:text-style-name="P4" draw:layer="layout" svg:width="1.384cm" svg:height="1.142cm" svg:x="3.816cm" svg:y="18.2cm">
            <text:p text:style-name="P1"><text:span text:style-name="T2">x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6.1cm" svg:y1="16.1cm" svg:x2="4.6cm" svg:y2="18.2cm">
            <text:p/>
          </draw:line>
          <draw:custom-shape draw:style-name="gr5" draw:text-style-name="P6" draw:layer="layout" svg:width="1.384cm" svg:height="1.142cm" svg:x="5.8cm" svg:y="15.058cm">
            <text:p text:style-name="P1"><text:span text:style-name="T4">x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.9cm" svg:y1="14.3cm" svg:x2="6.3cm" svg:y2="15.1cm">
            <text:p/>
          </draw:line>
          <draw:line draw:style-name="gr4" draw:text-style-name="P3" draw:layer="layout" svg:x1="3.9cm" svg:y1="19.2cm" svg:x2="2cm" svg:y2="20.9cm">
            <text:p/>
          </draw:line>
          <draw:line draw:style-name="gr2" draw:text-style-name="P3" draw:layer="layout" svg:x1="5cm" svg:y1="19.2cm" svg:x2="7.5cm" svg:y2="21.1cm">
            <text:p/>
          </draw:line>
          <draw:custom-shape draw:style-name="gr3" draw:text-style-name="P4" draw:layer="layout" svg:width="1.384cm" svg:height="1.142cm" svg:x="1.6cm" svg:y="13.1cm">
            <text:p text:style-name="P1"><text:span text:style-name="T2">x</text:span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5.1cm" svg:y1="16.2cm" svg:x2="8cm" svg:y2="20.8cm">
            <text:p/>
          </draw:line>
          <draw:line draw:style-name="gr4" draw:text-style-name="P3" draw:layer="layout" svg:x1="2.1cm" svg:y1="14.3cm" svg:x2="1.5cm" svg:y2="20.8cm">
            <text:p/>
          </draw:line>
          <draw:line draw:style-name="gr4" draw:text-style-name="P3" draw:layer="layout" svg:x1="4.4cm" svg:y1="16.2cm" svg:x2="1.8cm" svg:y2="20.7cm">
            <text:p/>
          </draw:line>
          <draw:line draw:style-name="gr2" draw:text-style-name="P3" draw:layer="layout" svg:x1="2.6cm" svg:y1="14.2cm" svg:x2="4.3cm" svg:y2="18.2cm">
            <text:p/>
          </draw:line>
        </draw:g>
        <draw:g>
          <draw:custom-shape draw:style-name="gr3" draw:text-style-name="P4" draw:layer="layout" svg:width="1.384cm" svg:height="1.142cm" svg:x="13.7cm" svg:y="11.258cm">
            <text:p text:style-name="P1"><text:span text:style-name="T2">x</text:span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15.416cm" svg:y="13.358cm">
            <text:p text:style-name="P1"><text:span text:style-name="T4">x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4.8cm" svg:y1="12.3cm" svg:x2="15.9cm" svg:y2="13.4cm">
            <text:p/>
          </draw:line>
          <draw:custom-shape draw:style-name="gr3" draw:text-style-name="P4" draw:layer="layout" svg:width="1.384cm" svg:height="1.142cm" svg:x="12.4cm" svg:y="15.658cm">
            <text:p text:style-name="P1"><text:span text:style-name="T2">x</text:span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84cm" svg:height="1.142cm" svg:x="14.4cm" svg:y="17.658cm">
            <text:p text:style-name="P1"><text:span text:style-name="T2">x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6cm" svg:y1="16.7cm" svg:x2="14.7cm" svg:y2="17.8cm">
            <text:p/>
          </draw:line>
          <draw:custom-shape draw:style-name="gr3" draw:text-style-name="P5" draw:layer="layout" svg:width="1.384cm" svg:height="1.142cm" svg:x="11.2cm" svg:y="20.816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17.6cm" svg:y="20.858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6.5cm" svg:y1="14.4cm" svg:x2="18.3cm" svg:y2="20.8cm">
            <text:p/>
          </draw:line>
          <draw:line draw:style-name="gr2" draw:text-style-name="P3" draw:layer="layout" svg:x1="15.6cm" svg:y1="18.7cm" svg:x2="17.9cm" svg:y2="21cm">
            <text:p/>
          </draw:line>
          <draw:line draw:style-name="gr4" draw:text-style-name="P3" draw:layer="layout" svg:x1="14.1cm" svg:y1="12.4cm" svg:x2="13.1cm" svg:y2="15.6cm">
            <text:p/>
          </draw:line>
          <draw:line draw:style-name="gr4" draw:text-style-name="P3" draw:layer="layout" svg:x1="15.3cm" svg:y1="14.1cm" svg:x2="13.5cm" svg:y2="15.7cm">
            <text:p/>
          </draw:line>
          <draw:line draw:style-name="gr4" draw:text-style-name="P3" draw:layer="layout" svg:x1="12.8cm" svg:y1="16.8cm" svg:x2="12cm" svg:y2="20.7cm">
            <text:p/>
          </draw:line>
          <draw:line draw:style-name="gr4" draw:text-style-name="P3" draw:layer="layout" svg:x1="14.5cm" svg:y1="18.7cm" svg:x2="12.3cm" svg:y2="20.8cm">
            <text:p/>
          </draw:line>
          <draw:frame draw:style-name="gr1" draw:text-style-name="P2" draw:layer="layout" svg:width="4.141cm" svg:height="0.675cm" svg:x="13.059cm" svg:y="21.225cm">
            <draw:text-box>
              <text:p text:style-name="P1"><text:span text:style-name="T1">Fig. 12</text:span></text:p>
            </draw:text-box>
          </draw:frame>
        </draw:g>
        <draw:g>
          <draw:custom-shape draw:style-name="gr3" draw:text-style-name="P4" draw:layer="layout" svg:width="1.384cm" svg:height="1.142cm" svg:x="13.7cm" svg:y="11.258cm">
            <text:p text:style-name="P1"><text:span text:style-name="T2">x</text:span><text:span text:style-name="T5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1.384cm" svg:height="1.142cm" svg:x="15.416cm" svg:y="13.358cm">
            <text:p text:style-name="P1"><text:span text:style-name="T4">x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4.8cm" svg:y1="12.3cm" svg:x2="15.9cm" svg:y2="13.4cm">
            <text:p/>
          </draw:line>
          <draw:custom-shape draw:style-name="gr3" draw:text-style-name="P4" draw:layer="layout" svg:width="1.384cm" svg:height="1.142cm" svg:x="12.4cm" svg:y="15.658cm">
            <text:p text:style-name="P1"><text:span text:style-name="T2">x</text:span><text:span text:style-name="T7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384cm" svg:height="1.142cm" svg:x="14.4cm" svg:y="17.658cm">
            <text:p text:style-name="P1"><text:span text:style-name="T2">x</text:span><text:span text:style-name="T7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6cm" svg:y1="16.7cm" svg:x2="14.7cm" svg:y2="17.8cm">
            <text:p/>
          </draw:line>
          <draw:custom-shape draw:style-name="gr3" draw:text-style-name="P5" draw:layer="layout" svg:width="1.384cm" svg:height="1.142cm" svg:x="11.2cm" svg:y="20.816cm">
            <text:p text:style-name="P1"><text:span text:style-name="T3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384cm" svg:height="1.142cm" svg:x="17.6cm" svg:y="20.858cm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6.5cm" svg:y1="14.4cm" svg:x2="18.3cm" svg:y2="20.8cm">
            <text:p/>
          </draw:line>
          <draw:line draw:style-name="gr2" draw:text-style-name="P3" draw:layer="layout" svg:x1="15.6cm" svg:y1="18.7cm" svg:x2="17.9cm" svg:y2="21cm">
            <text:p/>
          </draw:line>
          <draw:line draw:style-name="gr4" draw:text-style-name="P3" draw:layer="layout" svg:x1="14.1cm" svg:y1="12.4cm" svg:x2="13.1cm" svg:y2="15.6cm">
            <text:p/>
          </draw:line>
          <draw:line draw:style-name="gr4" draw:text-style-name="P3" draw:layer="layout" svg:x1="15.3cm" svg:y1="14.1cm" svg:x2="13.5cm" svg:y2="15.7cm">
            <text:p/>
          </draw:line>
          <draw:line draw:style-name="gr4" draw:text-style-name="P3" draw:layer="layout" svg:x1="12.8cm" svg:y1="16.8cm" svg:x2="12cm" svg:y2="20.7cm">
            <text:p/>
          </draw:line>
          <draw:line draw:style-name="gr4" draw:text-style-name="P3" draw:layer="layout" svg:x1="14.5cm" svg:y1="18.7cm" svg:x2="12.3cm" svg:y2="20.8cm">
            <text:p/>
          </draw:line>
          <draw:frame draw:style-name="gr1" draw:text-style-name="P2" draw:layer="layout" svg:width="4.141cm" svg:height="0.675cm" svg:x="13.059cm" svg:y="21.225cm">
            <draw:text-box>
              <text:p text:style-name="P1"><text:span text:style-name="T1">Fig. 12</text:span></text:p>
            </draw:text-box>
          </draw:frame>
        </draw:g>
      </draw:page>
      <draw:page draw:name="page3" draw:style-name="dp1" draw:master-page-name="Predeterminado">
        <draw:g>
          <draw:g>
            <draw:frame draw:style-name="gr6" draw:text-style-name="P2" draw:layer="layout" svg:width="4.141cm" svg:height="0.7cm" svg:x="6.9cm" svg:y="24.2cm">
              <draw:text-box>
                <text:p text:style-name="P1"><text:span text:style-name="T1">Fig. 10</text:span></text:p>
              </draw:text-box>
            </draw:frame>
            <draw:line draw:style-name="gr2" draw:text-style-name="P3" draw:layer="layout" svg:x1="9.916cm" svg:y1="11.9cm" svg:x2="11.016cm" svg:y2="13cm">
              <text:p/>
            </draw:line>
            <draw:custom-shape draw:style-name="gr3" draw:text-style-name="P4" draw:layer="layout" svg:width="1.384cm" svg:height="1.142cm" svg:x="8.716cm" svg:y="10.9cm">
              <text:p text:style-name="P1"><text:span text:style-name="T2">x</text:span><text:span text:style-name="T5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8.716cm" svg:y1="11.8cm" svg:x2="7.916cm" svg:y2="12.9cm">
              <text:p/>
            </draw:line>
            <draw:custom-shape draw:style-name="gr3" draw:text-style-name="P5" draw:layer="layout" svg:width="1.384cm" svg:height="1.142cm" svg:x="4.9cm" svg:y="23.158cm">
              <text:p text:style-name="P1"><text:span text:style-name="T3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5" draw:layer="layout" svg:width="1.384cm" svg:height="1.142cm" svg:x="11.833cm" svg:y="23.303cm">
              <text:p text:style-name="P1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.384cm" svg:height="1.142cm" svg:x="9.532cm" svg:y="14.858cm">
              <text:p text:style-name="P1"><text:span text:style-name="T4">x</text:span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716cm" svg:y1="14.1cm" svg:x2="10.316cm" svg:y2="14.9cm">
              <text:p/>
            </draw:line>
            <draw:custom-shape draw:style-name="gr3" draw:text-style-name="P4" draw:layer="layout" svg:width="1.384cm" svg:height="1.142cm" svg:x="10.432cm" svg:y="13cm">
              <text:p text:style-name="P1"><text:span text:style-name="T2">x</text:span><text:span text:style-name="T7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2.216cm" svg:y1="16cm" svg:x2="12.8cm" svg:y2="23.2cm">
              <text:p/>
            </draw:line>
            <draw:custom-shape draw:style-name="gr3" draw:text-style-name="P4" draw:layer="layout" svg:width="1.384cm" svg:height="1.142cm" svg:x="9.332cm" svg:y="18cm">
              <text:p text:style-name="P1"><text:span text:style-name="T2">x</text:span><text:span text:style-name="T7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616cm" svg:y1="15.9cm" svg:x2="10.116cm" svg:y2="18cm">
              <text:p/>
            </draw:line>
            <draw:custom-shape draw:style-name="gr5" draw:text-style-name="P6" draw:layer="layout" svg:width="1.384cm" svg:height="1.142cm" svg:x="11.316cm" svg:y="14.858cm">
              <text:p text:style-name="P1"><text:span text:style-name="T4">x</text:span><text:span text:style-name="T6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1.416cm" svg:y1="14.1cm" svg:x2="11.816cm" svg:y2="14.9cm">
              <text:p/>
            </draw:line>
            <draw:line draw:style-name="gr4" draw:text-style-name="P3" draw:layer="layout" svg:x1="9.416cm" svg:y1="19cm" svg:x2="7.516cm" svg:y2="20.7cm">
              <text:p/>
            </draw:line>
            <draw:line draw:style-name="gr2" draw:text-style-name="P3" draw:layer="layout" svg:x1="10.516cm" svg:y1="19cm" svg:x2="12.3cm" svg:y2="23.2cm">
              <text:p/>
            </draw:line>
            <draw:custom-shape draw:style-name="gr3" draw:text-style-name="P4" draw:layer="layout" svg:width="1.384cm" svg:height="1.142cm" svg:x="7.116cm" svg:y="12.9cm">
              <text:p text:style-name="P1"><text:span text:style-name="T2">x</text:span><text:span text:style-name="T7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0.616cm" svg:y1="16cm" svg:x2="12.6cm" svg:y2="23.2cm">
              <text:p/>
            </draw:line>
            <draw:line draw:style-name="gr4" draw:text-style-name="P3" draw:layer="layout" svg:x1="7.616cm" svg:y1="14.1cm" svg:x2="7.016cm" svg:y2="20.6cm">
              <text:p/>
            </draw:line>
            <draw:line draw:style-name="gr4" draw:text-style-name="P3" draw:layer="layout" svg:x1="9.916cm" svg:y1="16cm" svg:x2="7.316cm" svg:y2="20.5cm">
              <text:p/>
            </draw:line>
            <draw:line draw:style-name="gr2" draw:text-style-name="P3" draw:layer="layout" svg:x1="8.116cm" svg:y1="14cm" svg:x2="9.816cm" svg:y2="18cm">
              <text:p/>
            </draw:line>
            <draw:custom-shape draw:style-name="gr3" draw:text-style-name="P4" draw:layer="layout" svg:width="1.384cm" svg:height="1.142cm" svg:x="6.416cm" svg:y="20.658cm">
              <text:p text:style-name="P1"><text:span text:style-name="T2">x</text:span><text:span text:style-name="T7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7.7cm" svg:y1="21.6cm" svg:x2="11.8cm" svg:y2="23.7cm">
              <text:p/>
            </draw:line>
            <draw:line draw:style-name="gr4" draw:text-style-name="P3" draw:layer="layout" svg:x1="6.8cm" svg:y1="21.8cm" svg:x2="5.8cm" svg:y2="23cm">
              <text:p/>
            </draw:line>
          </draw:g>
          <draw:frame draw:style-name="gr7" draw:text-style-name="P7" draw:layer="layout" svg:width="0.9cm" svg:height="1.05cm" svg:x="4.8cm" svg:y="22.55cm">
            <draw:text-box>
              <text:p text:style-name="P7"><text:span text:style-name="T8">0</text:span></text:p>
            </draw:text-box>
          </draw:frame>
          <draw:frame draw:style-name="gr7" draw:text-style-name="P7" draw:layer="layout" svg:width="0.9cm" svg:height="1.05cm" svg:x="12.9cm" svg:y="22.9cm">
            <draw:text-box>
              <text:p text:style-name="P7"><text:span text:style-name="T8">1</text:span></text:p>
            </draw:text-box>
          </draw:frame>
          <draw:frame draw:style-name="gr7" draw:text-style-name="P7" draw:layer="layout" svg:width="0.9cm" svg:height="1.05cm" svg:x="6cm" svg:y="20.35cm">
            <draw:text-box>
              <text:p text:style-name="P7"><text:span text:style-name="T8">2</text:span></text:p>
            </draw:text-box>
          </draw:frame>
          <draw:frame draw:style-name="gr7" draw:text-style-name="P7" draw:layer="layout" svg:width="0.9cm" svg:height="1.05cm" svg:x="8.8cm" svg:y="17.9cm">
            <draw:text-box>
              <text:p text:style-name="P7"><text:span text:style-name="T8">3</text:span></text:p>
            </draw:text-box>
          </draw:frame>
          <draw:frame draw:style-name="gr7" draw:text-style-name="P7" draw:layer="layout" svg:width="0.9cm" svg:height="1.05cm" svg:x="9.1cm" svg:y="14.5cm">
            <draw:text-box>
              <text:p text:style-name="P7"><text:span text:style-name="T8">4</text:span></text:p>
            </draw:text-box>
          </draw:frame>
          <draw:frame draw:style-name="gr7" draw:text-style-name="P7" draw:layer="layout" svg:width="0.9cm" svg:height="1.05cm" svg:x="12.3cm" svg:y="14.35cm">
            <draw:text-box>
              <text:p text:style-name="P7"><text:span text:style-name="T8">5</text:span></text:p>
            </draw:text-box>
          </draw:frame>
          <draw:frame draw:style-name="gr7" draw:text-style-name="P7" draw:layer="layout" svg:width="0.9cm" svg:height="1.05cm" svg:x="6.8cm" svg:y="12.45cm">
            <draw:text-box>
              <text:p text:style-name="P7"><text:span text:style-name="T8">6</text:span></text:p>
            </draw:text-box>
          </draw:frame>
          <draw:frame draw:style-name="gr7" draw:text-style-name="P7" draw:layer="layout" svg:width="0.9cm" svg:height="1.05cm" svg:x="11cm" svg:y="12.35cm">
            <draw:text-box>
              <text:p text:style-name="P7"><text:span text:style-name="T8">7</text:span></text:p>
            </draw:text-box>
          </draw:frame>
          <draw:frame draw:style-name="gr7" draw:text-style-name="P7" draw:layer="layout" svg:width="0.9cm" svg:height="1.05cm" svg:x="9.9cm" svg:y="10.7cm">
            <draw:text-box>
              <text:p text:style-name="P7"><text:span text:style-name="T8">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E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1T20:23:54.417721000</meta:creation-date>
    <meta:editing-duration>P3DT5H12M8S</meta:editing-duration>
    <meta:editing-cycles>5</meta:editing-cycles>
    <meta:generator>LibreOffice/4.1.0.4$MacOSX_x86 LibreOffice_project/89ea49ddacd9aa532507cbf852f2bb22b1ace28</meta:generator>
    <dc:date>2013-12-15T01:53:28.648130000</dc:date>
    <meta:document-statistic meta:object-count="131"/>
  </office:meta>
</office:document-meta>
</file>